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445in"/>
    </style:style>
    <style:style style:name="co2" style:family="table-column">
      <style:table-column-properties fo:break-before="auto" style:column-width="3.240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984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Default"/>
        <table:table-column table:style-name="co1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Chodnik kopalnii – pole magnetyczne - prawdopodobieństwo - algorytm 5 – knn1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<text:s/>Chodnik kopalnii - pole magnetyczne – różnica sygnałów - algorytm 5 – knn1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  <table:table-cell/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  <table:table-cell/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3"/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1">
          <table:table-cell table:style-name="ce3" office:value-type="string" table:number-columns-spanned="4" table:number-rows-spanned="1">
            <text:p><text:span text:style-name="T1">Chodnik kopalnii – pole magnetyczne - prawdopodobieństwo - algorytm 5 – knn2</text:span>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<text:s/>Chodnik kopalnii - pole magnetyczne – różnica sygnałów - algorytm 5 – knn2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<text:s/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  <table:table-cell/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  <table:table-cell/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9,20,</text:p>
          </table:table-cell>
          <table:table-cell table:number-columns-repeated="2" office:value-type="string">
            <text:p>2,</text:p>
          </table:table-cell>
          <table:table-cell/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1">
          <table:table-cell table:style-name="ce3" office:value-type="string" table:number-columns-spanned="4" table:number-rows-spanned="1">
            <text:p><text:span text:style-name="T1">Chodnik kopalnii – pole magnetyczne - prawdopodobieństwo - algorytm 5 – knn3</text:span>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<text:s/>Chodnik kopalnii - pole magnetyczne – różnica sygnałów - algorytm 5 – kn3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2/19</text:p>
          </table:table-cell>
          <table:table-cell/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10.5263157894737">
            <text:p>10.53</text:p>
          </table:table-cell>
          <table:table-cell/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 office:value-type="string">
            <text:p>13,10,</text:p>
          </table:table-cell>
          <table:table-cell/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2,9,12,8,20,</text:p>
          </table:table-cell>
        </table:table-row>
        <table:table-row table:style-name="ro1">
          <table:table-cell table:style-name="ce3" office:value-type="string" table:number-columns-spanned="4" table:number-rows-spanned="1">
            <text:p><text:span text:style-name="T1">Chodnik kopalnii – pole magnetyczne - prawdopodobieństwo - algorytm 5 – knn4</text:span>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<text:s/>Chodnik kopalnii - pole magnetyczne – różnica sygnałów - algorytm 5 – knn4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1/19</text:p>
          </table:table-cell>
          <table:table-cell/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5.26315789473684">
            <text:p>5.26</text:p>
          </table:table-cell>
          <table:table-cell/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 office:value-type="string">
            <text:p>16,</text:p>
          </table:table-cell>
          <table:table-cell/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3" table:number-rows-repeated="5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table:number-columns-spanned="4" table:number-rows-spanned="1">
            <text:p>Wystawa kuźnia talentów – pole magnetyczne - prawdopodobieństwo - algorytm 5 – knn1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<text:s/>Wystawa kuźnia talentów - pole magnetyczne – różnica sygnałów - algorytm 5 – knn1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  <table:table-cell/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  <table:table-cell/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  <table:table-cell/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1">
          <table:table-cell table:style-name="ce1" office:value-type="string" table:number-columns-spanned="4" table:number-rows-spanned="1">
            <text:p>Wystawa kuźnia talentów – pole magnetyczne - prawdopodobieństwo - algorytm 5 – knn2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<text:s/>Wystawa kuźnia talentów - pole magnetyczne – różnica sygnałów - algorytm 5 – knn2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6/49</text:p>
          </table:table-cell>
          <table:table-cell/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2.2448979591837">
            <text:p>12.24</text:p>
          </table:table-cell>
          <table:table-cell/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n,9,y,7,11,ad,3,af,ag,ai,al,am,an,10,1,2,6,</text:p>
          </table:table-cell>
          <table:table-cell office:value-type="string">
            <text:p>h,3,af,al,10,1,</text:p>
          </table:table-cell>
          <table:table-cell office:value-type="string">
            <text:p>h,3,af,al,10,1,</text:p>
          </table:table-cell>
          <table:table-cell/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11,ae,3,af,ag,ai,an,ao,ap,8,</text:p>
          </table:table-cell>
          <table:table-cell office:value-type="string">
            <text:p>c,k,y,11,ae,3,af,ag,ai,an,ao,ap,8,</text:p>
          </table:table-cell>
        </table:table-row>
        <table:table-row table:style-name="ro1">
          <table:table-cell table:style-name="ce3" office:value-type="string" table:number-columns-spanned="4" table:number-rows-spanned="1">
            <text:p><text:span text:style-name="T1">Wystawa kuźnia talentów – pole magnetyczne - prawdopodobieństwo - algorytm 5 – knn3</text:span></text:p>
          </table:table-cell>
          <table:covered-table-cell table:number-columns-repeated="3"/>
          <table:table-cell/>
          <table:table-cell table:style-name="ce3" office:value-type="string" table:number-columns-spanned="4" table:number-rows-spanned="1">
            <text:p><text:span text:style-name="T1"><text:s/></text:span><text:span text:style-name="T1">Wystawa kuźnia talentów - pole magnetyczne – różnica sygnałów - algorytm 5 – knn3</text:span>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7/49</text:p>
          </table:table-cell>
          <table:table-cell/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4.2857142857143">
            <text:p>14.29</text:p>
          </table:table-cell>
          <table:table-cell/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n,9,y,7,aa,11,ad,3,af,ag,al,am,an,10,1,2,4,6,</text:p>
          </table:table-cell>
          <table:table-cell office:value-type="string">
            <text:p>a,11,3,af,ag,an,10,</text:p>
          </table:table-cell>
          <table:table-cell office:value-type="string">
            <text:p>a,11,3,af,ag,an,10,</text:p>
          </table:table-cell>
          <table:table-cell/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1">
          <table:table-cell table:style-name="ce3" office:value-type="string" table:number-columns-spanned="4" table:number-rows-spanned="1">
            <text:p><text:span text:style-name="T1">Wystawa kuźnia talentów – pole magnetyczne - prawdopodobieństwo - algorytm 5 – knn4</text:span></text:p>
          </table:table-cell>
          <table:covered-table-cell table:number-columns-repeated="3"/>
          <table:table-cell/>
          <table:table-cell table:style-name="ce3" office:value-type="string" table:number-columns-spanned="4" table:number-rows-spanned="1">
            <text:p><text:span text:style-name="T1"><text:s/></text:span><text:span text:style-name="T1">Wystawa kuźnia talentów - pole magnetyczne – różnica sygnałów - algorytm 5 – knn4</text:span>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8/49</text:p>
          </table:table-cell>
          <table:table-cell/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16.3265306122449">
            <text:p>16.33</text:p>
          </table:table-cell>
          <table:table-cell/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n,9,y,7,aa,11,ad,3,af,ag,ak,al,an,ao,10,2,6,</text:p>
          </table:table-cell>
          <table:table-cell office:value-type="string">
            <text:p>a,11,3,af,ag,ak,ao,10,</text:p>
          </table:table-cell>
          <table:table-cell office:value-type="string">
            <text:p>a,11,3,af,ag,ak,ao,10,</text:p>
          </table:table-cell>
          <table:table-cell/>
          <table:table-cell office:value-type="string">
            <text:p>LISTA <text:s/>PUNKTÓW ODNIESIENIA</text:p>
          </table:table-cell>
          <table:table-cell office:value-type="string">
            <text:p>c,j,k,v,y,7,aa,13,11,ad,ae,3,ag,ai,an,ao,ap,8,4,6,</text:p>
          </table:table-cell>
          <table:table-cell office:value-type="string">
            <text:p>c,k,y,7,11,ae,3,ag,ai,an,ao,ap,8,</text:p>
          </table:table-cell>
          <table:table-cell office:value-type="string">
            <text:p>c,k,y,7,11,ae,3,ag,ai,an,ao,ap,8,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10T23:13:41</meta:creation-date>
    <meta:generator>LibreOffice/3.5$Linux_X86_64 LibreOffice_project/350m1$Build-2</meta:generator>
    <dc:date>2015-09-10T23:27:03</dc:date>
    <dc:creator>mike </dc:creator>
    <meta:editing-duration>P0D</meta:editing-duration>
    <meta:editing-cycles>1</meta:editing-cycles>
    <meta:document-statistic meta:table-count="3" meta:cell-count="270" meta:object-count="0"/>
  </office:meta>
</office:document-meta>
</file>